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449in" svg:x="2.1866in" svg:y="1.8091in">
            <draw:object draw:notify-on-update-of-ranges="Sheet1.A2:Sheet1.A4 Sheet1.B1:Sheet1.B1 Sheet1.B2:Sheet1.B4 Sheet1.C1:Sheet1.C1 Sheet1.C2:Sheet1.C4 Sheet1.D1:Sheet1.D1 Sheet1.D2:Sheet1.D4 Sheet1.E1:Sheet1.E1 Sheet1.E2:Sheet1.E4 Sheet1.F1:Sheet1.F1 Sheet1.F2:Sheet1.F4 Sheet1.G1:Sheet1.G1 Sheet1.G2:Sheet1.G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37in" svg:height="3.5449in" svg:x="2.274in" svg:y="5.4583in">
            <draw:object draw:notify-on-update-of-ranges="Sheet1.A6:Sheet1.A6 Sheet1.A7:Sheet1.A9 Sheet1.B6:Sheet1.B6 Sheet1.B7:Sheet1.B9 Sheet1.C6:Sheet1.C6 Sheet1.C7:Sheet1.C9 Sheet1.D6:Sheet1.D6 Sheet1.D7:Sheet1.D9 Sheet1.E6:Sheet1.E6 Sheet1.E7:Sheet1.E9 Sheet1.F6:Sheet1.F6 Sheet1.F7:Sheet1.F9 Sheet1.G6:Sheet1.G6 Sheet1.G7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est users – songs – new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ubm (dist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ibm (par) </text:p>
          </table:table-cell>
          <table:table-cell office:value-type="string" calcext:value-type="string">
            <text:p>ibm (dist)</text:p>
          </table:table-cell>
          <table:table-cell office:value-type="string" calcext:value-type="string">
            <text:p>mAP (seq)</text:p>
          </table:table-cell>
          <table:table-cell office:value-type="string" calcext:value-type="string">
            <text:p>mAP (par)</text:p>
          </table:table-cell>
          <table:table-cell office:value-type="string" calcext:value-type="string">
            <text:p>mAP (dist)</text:p>
          </table:table-cell>
        </table:table-row>
        <table:table-row table:style-name="ro1">
          <table:table-cell office:value-type="string" calcext:value-type="string">
            <text:p>10 – 4798 – 262</text:p>
          </table:table-cell>
          <table:table-cell office:value-type="float" office:value="58658" calcext:value-type="float">
            <text:p>58658</text:p>
          </table:table-cell>
          <table:table-cell office:value-type="float" office:value="24893" calcext:value-type="float">
            <text:p>24893</text:p>
          </table:table-cell>
          <table:table-cell office:value-type="float" office:value="20303" calcext:value-type="float">
            <text:p>20303</text:p>
          </table:table-cell>
          <table:table-cell office:value-type="float" office:value="48383" calcext:value-type="float">
            <text:p>48383</text:p>
          </table:table-cell>
          <table:table-cell office:value-type="float" office:value="15906" calcext:value-type="float">
            <text:p>15906</text:p>
          </table:table-cell>
          <table:table-cell office:value-type="float" office:value="8082" calcext:value-type="float">
            <text:p>8082</text:p>
          </table:table-cell>
          <table:table-cell office:value-type="float" office:value="356" calcext:value-type="float">
            <text:p>356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50 – 5679 – 1394</text:p>
          </table:table-cell>
          <table:table-cell office:value-type="float" office:value="443302" calcext:value-type="float">
            <text:p>443302</text:p>
          </table:table-cell>
          <table:table-cell office:value-type="float" office:value="165072" calcext:value-type="float">
            <text:p>165072</text:p>
          </table:table-cell>
          <table:table-cell office:value-type="float" office:value="163840" calcext:value-type="float">
            <text:p>163840</text:p>
          </table:table-cell>
          <table:table-cell office:value-type="float" office:value="370886" calcext:value-type="float">
            <text:p>370886</text:p>
          </table:table-cell>
          <table:table-cell office:value-type="float" office:value="133247" calcext:value-type="float">
            <text:p>133247</text:p>
          </table:table-cell>
          <table:table-cell office:value-type="float" office:value="60680" calcext:value-type="float">
            <text:p>60680</text:p>
          </table:table-cell>
          <table:table-cell office:value-type="float" office:value="7058" calcext:value-type="float">
            <text:p>7058</text:p>
          </table:table-cell>
          <table:table-cell office:value-type="float" office:value="2249" calcext:value-type="float">
            <text:p>2249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100 – 6620- 2480</text:p>
          </table:table-cell>
          <table:table-cell office:value-type="float" office:value="991868" calcext:value-type="float">
            <text:p>991868</text:p>
          </table:table-cell>
          <table:table-cell office:value-type="float" office:value="391485" calcext:value-type="float">
            <text:p>391485</text:p>
          </table:table-cell>
          <table:table-cell office:value-type="float" office:value="379735" calcext:value-type="float">
            <text:p>379735</text:p>
          </table:table-cell>
          <table:table-cell office:value-type="float" office:value="887161" calcext:value-type="float">
            <text:p>887161</text:p>
          </table:table-cell>
          <table:table-cell office:value-type="float" office:value="377474" calcext:value-type="float">
            <text:p>377474</text:p>
          </table:table-cell>
          <table:table-cell office:value-type="float" office:value="176130" calcext:value-type="float">
            <text:p>176130</text:p>
          </table:table-cell>
          <table:table-cell office:value-type="float" office:value="27347" calcext:value-type="float">
            <text:p>27347</text:p>
          </table:table-cell>
          <table:table-cell office:value-type="float" office:value="8003" calcext:value-type="float">
            <text:p>8003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rain users – songs – new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ubm (dist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ibm (par) </text:p>
          </table:table-cell>
          <table:table-cell office:value-type="string" calcext:value-type="string">
            <text:p>ibm (dis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4798 – 262</text:p>
          </table:table-cell>
          <table:table-cell office:value-type="float" office:value="58658" calcext:value-type="float">
            <text:p>58658</text:p>
          </table:table-cell>
          <table:table-cell office:value-type="float" office:value="24893" calcext:value-type="float">
            <text:p>24893</text:p>
          </table:table-cell>
          <table:table-cell office:value-type="float" office:value="20303" calcext:value-type="float">
            <text:p>20303</text:p>
          </table:table-cell>
          <table:table-cell office:value-type="float" office:value="48383" calcext:value-type="float">
            <text:p>48383</text:p>
          </table:table-cell>
          <table:table-cell office:value-type="float" office:value="15906" calcext:value-type="float">
            <text:p>15906</text:p>
          </table:table-cell>
          <table:table-cell office:value-type="float" office:value="8082" calcext:value-type="float">
            <text:p>8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– 8763 – 180</text:p>
          </table:table-cell>
          <table:table-cell office:value-type="float" office:value="204155" calcext:value-type="float">
            <text:p>204155</text:p>
          </table:table-cell>
          <table:table-cell office:value-type="float" office:value="76490" calcext:value-type="float">
            <text:p>76490</text:p>
          </table:table-cell>
          <table:table-cell office:value-type="float" office:value="65032" calcext:value-type="float">
            <text:p>65032</text:p>
          </table:table-cell>
          <table:table-cell office:value-type="float" office:value="128436" calcext:value-type="float">
            <text:p>128436</text:p>
          </table:table-cell>
          <table:table-cell office:value-type="float" office:value="43693" calcext:value-type="float">
            <text:p>43693</text:p>
          </table:table-cell>
          <table:table-cell office:value-type="float" office:value="29017" calcext:value-type="float">
            <text:p>29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– 11660 – 299</text:p>
          </table:table-cell>
          <table:table-cell office:value-type="float" office:value="499692" calcext:value-type="float">
            <text:p>499692</text:p>
          </table:table-cell>
          <table:table-cell office:value-type="float" office:value="183963" calcext:value-type="float">
            <text:p>183963</text:p>
          </table:table-cell>
          <table:table-cell office:value-type="float" office:value="195862" calcext:value-type="float">
            <text:p>195862</text:p>
          </table:table-cell>
          <table:table-cell office:value-type="float" office:value="313148" calcext:value-type="float">
            <text:p>313148</text:p>
          </table:table-cell>
          <table:table-cell office:value-type="float" office:value="120420" calcext:value-type="float">
            <text:p>120420</text:p>
          </table:table-cell>
          <table:table-cell office:value-type="float" office:value="65393" calcext:value-type="float">
            <text:p>653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9:34:00.662049980</meta:creation-date>
    <dc:date>2023-06-20T20:25:28.217721897</dc:date>
    <meta:editing-duration>PT10M33S</meta:editing-duration>
    <meta:editing-cycles>1</meta:editing-cycles>
    <meta:document-statistic meta:table-count="1" meta:cell-count="68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3.967cm" svg:y="0.316cm" chart:style-name="ch2">
          <text:p>Execution times (ms) with 10 test users</text:p>
        </chart:title>
        <chart:legend chart:legend-position="end" svg:x="13.108cm" svg:y="2.958cm" style:legend-expansion="high" chart:style-name="ch3"/>
        <chart:plot-area chart:style-name="ch4" table:cell-range-address="Sheet1.A6:Sheet1.G9" chart:data-source-has-labels="both" svg:x="1.33cm" svg:y="1.275cm" svg:width="11.459cm" svg:height="6.569cm">
          <chart:coordinate-region svg:x="2.692cm" svg:y="1.475cm" svg:width="8.68cm" svg:height="5.722cm"/>
          <chart:axis chart:dimension="x" chart:name="primary-x" chart:style-name="ch5" chartooo:axis-type="text">
            <chart:title svg:x="4.766cm" svg:y="8.024cm" chart:style-name="ch6">
              <text:p>train users - songs - new songs</text:p>
            </chart:title>
            <chart:categories table:cell-range-address="Sheet1.A7:Sheet1.A9"/>
          </chart:axis>
          <chart:axis chart:dimension="y" chart:name="primary-y" chart:style-name="ch5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Sheet1.B7:Sheet1.B9" chart:label-cell-address="Sheet1.B6:Sheet1.B6" chart:class="chart:line">
            <chart:data-point chart:repeated="3"/>
          </chart:series>
          <chart:series chart:style-name="ch10" chart:values-cell-range-address="Sheet1.C7:Sheet1.C9" chart:label-cell-address="Sheet1.C6:Sheet1.C6" chart:class="chart:line">
            <chart:data-point chart:repeated="3"/>
          </chart:series>
          <chart:series chart:style-name="ch11" chart:values-cell-range-address="Sheet1.D7:Sheet1.D9" chart:label-cell-address="Sheet1.D6:Sheet1.D6" chart:class="chart:line">
            <chart:data-point chart:repeated="3"/>
          </chart:series>
          <chart:series chart:style-name="ch12" chart:values-cell-range-address="Sheet1.E7:Sheet1.E9" chart:label-cell-address="Sheet1.E6:Sheet1.E6" chart:class="chart:line">
            <chart:data-point chart:repeated="3"/>
          </chart:series>
          <chart:series chart:style-name="ch13" chart:values-cell-range-address="Sheet1.F7:Sheet1.F9" chart:label-cell-address="Sheet1.F6:Sheet1.F6" chart:class="chart:line">
            <chart:data-point chart:repeated="3"/>
          </chart:series>
          <chart:series chart:style-name="ch14" chart:values-cell-range-address="Sheet1.G7:Sheet1.G9" chart:label-cell-address="Sheet1.G6:Sheet1.G6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6:Sheet1.B6</svg:desc>
                </draw:g>
              </table:table-cell>
              <table:table-cell office:value-type="string">
                <text:p>Ubm (par)</text:p>
                <draw:g>
                  <svg:desc>Sheet1.C6:Sheet1.C6</svg:desc>
                </draw:g>
              </table:table-cell>
              <table:table-cell office:value-type="string">
                <text:p>ubm (dist)</text:p>
                <draw:g>
                  <svg:desc>Sheet1.D6:Sheet1.D6</svg:desc>
                </draw:g>
              </table:table-cell>
              <table:table-cell office:value-type="string">
                <text:p>ibm (seq)</text:p>
                <draw:g>
                  <svg:desc>Sheet1.E6:Sheet1.E6</svg:desc>
                </draw:g>
              </table:table-cell>
              <table:table-cell office:value-type="string">
                <text:p>ibm (par) </text:p>
                <draw:g>
                  <svg:desc>Sheet1.F6:Sheet1.F6</svg:desc>
                </draw:g>
              </table:table-cell>
              <table:table-cell office:value-type="string">
                <text:p>ibm (dist)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– 4798 – 262</text:p>
                <draw:g>
                  <svg:desc>Sheet1.A7:Sheet1.A9</svg:desc>
                </draw:g>
              </table:table-cell>
              <table:table-cell office:value-type="float" office:value="58658">
                <text:p>58658</text:p>
                <draw:g>
                  <svg:desc>Sheet1.B7:Sheet1.B9</svg:desc>
                </draw:g>
              </table:table-cell>
              <table:table-cell office:value-type="float" office:value="24893">
                <text:p>24893</text:p>
                <draw:g>
                  <svg:desc>Sheet1.C7:Sheet1.C9</svg:desc>
                </draw:g>
              </table:table-cell>
              <table:table-cell office:value-type="float" office:value="20303">
                <text:p>20303</text:p>
                <draw:g>
                  <svg:desc>Sheet1.D7:Sheet1.D9</svg:desc>
                </draw:g>
              </table:table-cell>
              <table:table-cell office:value-type="float" office:value="48383">
                <text:p>48383</text:p>
                <draw:g>
                  <svg:desc>Sheet1.E7:Sheet1.E9</svg:desc>
                </draw:g>
              </table:table-cell>
              <table:table-cell office:value-type="float" office:value="15906">
                <text:p>15906</text:p>
                <draw:g>
                  <svg:desc>Sheet1.F7:Sheet1.F9</svg:desc>
                </draw:g>
              </table:table-cell>
              <table:table-cell office:value-type="float" office:value="8082">
                <text:p>8082</text:p>
                <draw:g>
                  <svg:desc>Sheet1.G7:Sheet1.G9</svg:desc>
                </draw:g>
              </table:table-cell>
            </table:table-row>
            <table:table-row>
              <table:table-cell office:value-type="string">
                <text:p>200 – 8763 – 180</text:p>
              </table:table-cell>
              <table:table-cell office:value-type="float" office:value="204155">
                <text:p>204155</text:p>
              </table:table-cell>
              <table:table-cell office:value-type="float" office:value="76490">
                <text:p>76490</text:p>
              </table:table-cell>
              <table:table-cell office:value-type="float" office:value="65032">
                <text:p>65032</text:p>
              </table:table-cell>
              <table:table-cell office:value-type="float" office:value="128436">
                <text:p>128436</text:p>
              </table:table-cell>
              <table:table-cell office:value-type="float" office:value="43693">
                <text:p>43693</text:p>
              </table:table-cell>
              <table:table-cell office:value-type="float" office:value="29017">
                <text:p>29017</text:p>
              </table:table-cell>
            </table:table-row>
            <table:table-row>
              <table:table-cell office:value-type="string">
                <text:p>300 – 11660 – 299</text:p>
              </table:table-cell>
              <table:table-cell office:value-type="float" office:value="499692">
                <text:p>499692</text:p>
              </table:table-cell>
              <table:table-cell office:value-type="float" office:value="183963">
                <text:p>183963</text:p>
              </table:table-cell>
              <table:table-cell office:value-type="float" office:value="195862">
                <text:p>195862</text:p>
              </table:table-cell>
              <table:table-cell office:value-type="float" office:value="313148">
                <text:p>313148</text:p>
              </table:table-cell>
              <table:table-cell office:value-type="float" office:value="120420">
                <text:p>120420</text:p>
              </table:table-cell>
              <table:table-cell office:value-type="float" office:value="65393">
                <text:p>65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3.782cm" svg:y="0.316cm" chart:style-name="ch2">
          <text:p>Execution times (ms) with 100 train users</text:p>
        </chart:title>
        <chart:legend chart:legend-position="end" svg:x="13.108cm" svg:y="2.958cm" style:legend-expansion="high" chart:style-name="ch3"/>
        <chart:plot-area chart:style-name="ch4" table:cell-range-address="Sheet1.A1:Sheet1.G4" chart:data-source-has-labels="both" svg:x="1.33cm" svg:y="1.275cm" svg:width="11.459cm" svg:height="6.569cm">
          <chart:coordinate-region svg:x="2.877cm" svg:y="1.475cm" svg:width="8.587cm" svg:height="5.722cm"/>
          <chart:axis chart:dimension="x" chart:name="primary-x" chart:style-name="ch5" chartooo:axis-type="text">
            <chart:title svg:x="4.832cm" svg:y="8.024cm" chart:style-name="ch6">
              <text:p>test users - songs - new songs</text:p>
            </chart:title>
            <chart:categories table:cell-range-address="Sheet1.A2:Sheet1.A4"/>
          </chart:axis>
          <chart:axis chart:dimension="y" chart:name="primary-y" chart:style-name="ch5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line">
            <chart:data-point chart:repeated="3"/>
          </chart:series>
          <chart:series chart:style-name="ch10" chart:values-cell-range-address="Sheet1.C2:Sheet1.C4" chart:label-cell-address="Sheet1.C1:Sheet1.C1" chart:class="chart:line">
            <chart:data-point chart:repeated="3"/>
          </chart:series>
          <chart:series chart:style-name="ch11" chart:values-cell-range-address="Sheet1.D2:Sheet1.D4" chart:label-cell-address="Sheet1.D1:Sheet1.D1" chart:class="chart:line">
            <chart:data-point chart:repeated="3"/>
          </chart:series>
          <chart:series chart:style-name="ch12" chart:values-cell-range-address="Sheet1.E2:Sheet1.E4" chart:label-cell-address="Sheet1.E1:Sheet1.E1" chart:class="chart:line">
            <chart:data-point chart:repeated="3"/>
          </chart:series>
          <chart:series chart:style-name="ch13" chart:values-cell-range-address="Sheet1.F2:Sheet1.F4" chart:label-cell-address="Sheet1.F1:Sheet1.F1" chart:class="chart:line">
            <chart:data-point chart:repeated="3"/>
          </chart:series>
          <chart:series chart:style-name="ch14" chart:values-cell-range-address="Sheet1.G2:Sheet1.G4" chart:label-cell-address="Sheet1.G1:Sheet1.G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:Sheet1.B1</svg:desc>
                </draw:g>
              </table:table-cell>
              <table:table-cell office:value-type="string">
                <text:p>Ubm (par)</text:p>
                <draw:g>
                  <svg:desc>Sheet1.C1:Sheet1.C1</svg:desc>
                </draw:g>
              </table:table-cell>
              <table:table-cell office:value-type="string">
                <text:p>ubm (dist)</text:p>
                <draw:g>
                  <svg:desc>Sheet1.D1:Sheet1.D1</svg:desc>
                </draw:g>
              </table:table-cell>
              <table:table-cell office:value-type="string">
                <text:p>ibm (seq)</text:p>
                <draw:g>
                  <svg:desc>Sheet1.E1:Sheet1.E1</svg:desc>
                </draw:g>
              </table:table-cell>
              <table:table-cell office:value-type="string">
                <text:p>ibm (par) </text:p>
                <draw:g>
                  <svg:desc>Sheet1.F1:Sheet1.F1</svg:desc>
                </draw:g>
              </table:table-cell>
              <table:table-cell office:value-type="string">
                <text:p>ibm (dist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– 4798 – 262</text:p>
                <draw:g>
                  <svg:desc>Sheet1.A2:Sheet1.A4</svg:desc>
                </draw:g>
              </table:table-cell>
              <table:table-cell office:value-type="float" office:value="58658">
                <text:p>58658</text:p>
                <draw:g>
                  <svg:desc>Sheet1.B2:Sheet1.B4</svg:desc>
                </draw:g>
              </table:table-cell>
              <table:table-cell office:value-type="float" office:value="24893">
                <text:p>24893</text:p>
                <draw:g>
                  <svg:desc>Sheet1.C2:Sheet1.C4</svg:desc>
                </draw:g>
              </table:table-cell>
              <table:table-cell office:value-type="float" office:value="20303">
                <text:p>20303</text:p>
                <draw:g>
                  <svg:desc>Sheet1.D2:Sheet1.D4</svg:desc>
                </draw:g>
              </table:table-cell>
              <table:table-cell office:value-type="float" office:value="48383">
                <text:p>48383</text:p>
                <draw:g>
                  <svg:desc>Sheet1.E2:Sheet1.E4</svg:desc>
                </draw:g>
              </table:table-cell>
              <table:table-cell office:value-type="float" office:value="15906">
                <text:p>15906</text:p>
                <draw:g>
                  <svg:desc>Sheet1.F2:Sheet1.F4</svg:desc>
                </draw:g>
              </table:table-cell>
              <table:table-cell office:value-type="float" office:value="8082">
                <text:p>8082</text:p>
                <draw:g>
                  <svg:desc>Sheet1.G2:Sheet1.G4</svg:desc>
                </draw:g>
              </table:table-cell>
            </table:table-row>
            <table:table-row>
              <table:table-cell office:value-type="string">
                <text:p>50 – 5679 – 1394</text:p>
              </table:table-cell>
              <table:table-cell office:value-type="float" office:value="443302">
                <text:p>443302</text:p>
              </table:table-cell>
              <table:table-cell office:value-type="float" office:value="165072">
                <text:p>165072</text:p>
              </table:table-cell>
              <table:table-cell office:value-type="float" office:value="163840">
                <text:p>163840</text:p>
              </table:table-cell>
              <table:table-cell office:value-type="float" office:value="370886">
                <text:p>370886</text:p>
              </table:table-cell>
              <table:table-cell office:value-type="float" office:value="133247">
                <text:p>133247</text:p>
              </table:table-cell>
              <table:table-cell office:value-type="float" office:value="60680">
                <text:p>60680</text:p>
              </table:table-cell>
            </table:table-row>
            <table:table-row>
              <table:table-cell office:value-type="string">
                <text:p>100 – 6620- 2480</text:p>
              </table:table-cell>
              <table:table-cell office:value-type="float" office:value="991868">
                <text:p>991868</text:p>
              </table:table-cell>
              <table:table-cell office:value-type="float" office:value="391485">
                <text:p>391485</text:p>
              </table:table-cell>
              <table:table-cell office:value-type="float" office:value="379735">
                <text:p>379735</text:p>
              </table:table-cell>
              <table:table-cell office:value-type="float" office:value="887161">
                <text:p>887161</text:p>
              </table:table-cell>
              <table:table-cell office:value-type="float" office:value="377474">
                <text:p>377474</text:p>
              </table:table-cell>
              <table:table-cell office:value-type="float" office:value="176130">
                <text:p>1761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